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17">
      <style:graphic-properties draw:fill="none" draw:stroke="solid" svg:stroke-width="0.01042in" svg:stroke-color="#4a7ebb" draw:marker-end="a1216" svg:stroke-opacity="100%"/>
    </style:style>
    <style:style style:family="graphic" style:name="a12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draw:fill="none" draw:stroke="solid" svg:stroke-width="0.01042in" svg:stroke-color="#4a7ebb" draw:marker-end="a1218" svg:stroke-opacity="100%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draw:fill="none" draw:stroke="solid" svg:stroke-width="0.00694in" svg:stroke-color="#44546a" draw:marker-end="a1172" svg:stroke-opacity="100%" draw:stroke-linejoin="miter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5">
      <style:graphic-properties draw:fill="none" draw:stroke="solid" svg:stroke-width="0.00694in" svg:stroke-color="#44546a" draw:marker-end="a1174" svg:stroke-opacity="100%" draw:stroke-linejoin="miter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77">
      <style:graphic-properties draw:fill="none" draw:stroke="solid" svg:stroke-width="0.00694in" svg:stroke-color="#44546a" draw:marker-end="a1176" svg:stroke-opacity="100%" draw:stroke-linejoin="miter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9">
      <style:graphic-properties draw:fill="none" draw:stroke="solid" svg:stroke-width="0.00694in" svg:stroke-color="#44546a" draw:marker-end="a1178" svg:stroke-opacity="100%" draw:stroke-linejoin="miter"/>
    </style:style>
    <style:style style:family="graphic" style:name="a1221">
      <style:graphic-properties draw:fill="none" draw:stroke="solid" svg:stroke-width="0.01042in" svg:stroke-color="#4a7ebb" draw:marker-end="a1220" svg:stroke-opacity="100%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93">
      <style:graphic-properties draw:fill="none" draw:stroke="solid" svg:stroke-width="0.00694in" svg:stroke-color="#44546a" draw:marker-end="a1292" svg:stroke-opacity="100%" draw:stroke-linejoin="miter"/>
    </style:style>
    <style:style style:family="presentation" style:name="a1226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5">
      <style:graphic-properties draw:fill="none" draw:stroke="solid" svg:stroke-width="0.00694in" svg:stroke-color="#44546a" draw:marker-end="a1294" svg:stroke-opacity="100%" draw:stroke-linejoin="miter"/>
    </style:style>
    <style:style style:family="drawing-page" style:name="a12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1">
      <style:graphic-properties draw:fill="none" draw:stroke="solid" svg:stroke-width="0.00694in" svg:stroke-color="#44546a" draw:marker-end="a1180" svg:stroke-opacity="100%" draw:stroke-linejoin="miter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83">
      <style:graphic-properties draw:fill="none" draw:stroke="solid" svg:stroke-width="0.00694in" svg:stroke-color="#44546a" draw:marker-end="a1182" svg:stroke-opacity="100%" draw:stroke-linejoin="miter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draw:fill="none" draw:stroke="solid" svg:stroke-width="0.00694in" svg:stroke-color="#44546a" draw:marker-end="a1184" svg:stroke-opacity="100%" draw:stroke-linejoin="miter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draw:fill="none" draw:stroke="solid" svg:stroke-width="0.00694in" svg:stroke-color="#44546a" draw:marker-end="a1186" svg:stroke-opacity="100%" draw:stroke-linejoin="miter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draw:fill="none" draw:stroke="solid" svg:stroke-width="0.00694in" svg:stroke-color="#44546a" draw:marker-end="a1188" svg:stroke-opacity="100%" draw:stroke-linejoin="miter"/>
    </style:style>
    <style:style style:family="graphic" style:name="a12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91">
      <style:graphic-properties draw:fill="none" draw:stroke="solid" svg:stroke-width="0.00694in" svg:stroke-color="#44546a" draw:marker-end="a1190" svg:stroke-opacity="100%" draw:stroke-linejoin="miter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00">
      <style:graphic-properties draw:fill="none" draw:stroke="solid" svg:stroke-width="0.00694in" svg:stroke-color="#44546a" draw:marker-end="a1299" svg:stroke-opacity="100%" draw:stroke-linejoin="miter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draw:fill="none" draw:stroke="solid" svg:stroke-width="0.00694in" svg:stroke-color="#44546a" draw:marker-end="a1301" svg:stroke-opacity="100%" draw:stroke-linejoin="miter"/>
    </style:style>
    <style:style style:family="graphic" style:name="a1304">
      <style:graphic-properties draw:fill="none" draw:stroke="solid" svg:stroke-width="0.00694in" svg:stroke-color="#44546a" draw:marker-end="a1303" svg:stroke-opacity="100%" draw:stroke-linejoin="miter"/>
    </style:style>
    <style:style style:family="graphic" style:name="a1306">
      <style:graphic-properties draw:fill="none" draw:stroke="solid" svg:stroke-width="0.00694in" svg:stroke-color="#44546a" draw:marker-end="a1305" svg:stroke-opacity="100%" draw:stroke-linejoin="miter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draw:fill="none" draw:stroke="solid" svg:stroke-width="0.00694in" svg:stroke-color="#44546a" draw:marker-end="a1307" svg:stroke-opacity="100%" draw:stroke-linejoin="miter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none" draw:stroke="solid" svg:stroke-width="0.00694in" svg:stroke-color="#44546a" draw:marker-end="a1309" svg:stroke-opacity="100%" draw:stroke-linejoin="miter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none" draw:stroke="solid" svg:stroke-width="0.00694in" svg:stroke-color="#44546a" draw:marker-end="a1311" svg:stroke-opacity="100%" draw:stroke-linejoin="miter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17">
      <style:graphic-properties draw:fill="none" draw:stroke="solid" svg:stroke-width="0.00694in" svg:stroke-color="#44546a" draw:marker-end="a1316" svg:stroke-opacity="100%" draw:stroke-linejoin="miter"/>
    </style:style>
    <style:style style:family="graphic" style:name="a1319">
      <style:graphic-properties draw:fill="none" draw:stroke="solid" svg:stroke-width="0.00694in" svg:stroke-color="#44546a" draw:marker-end="a1318" svg:stroke-opacity="100%" draw:stroke-linejoin="miter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0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0694in" svg:stroke-color="#44546a" draw:marker-end="a1204" svg:stroke-opacity="100%" draw:stroke-linejoin="miter"/>
    </style:style>
    <style:style style:family="graphic" style:name="a12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32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draw:fill="none" draw:stroke="solid" svg:stroke-width="0.00694in" svg:stroke-color="#44546a" draw:marker-end="a1209" svg:stroke-opacity="100%" draw:stroke-linejoin="miter"/>
    </style:style>
    <style:style style:family="graphic" style:name="a11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none" draw:stroke="solid" svg:stroke-width="0.00694in" svg:stroke-color="#44546a" draw:marker-end="a1211" svg:stroke-opacity="100%" draw:stroke-linejoin="miter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0.38725in" svg:y="0.8352in" svg:width="1.10882in" svg:height="0.3937in" draw:id="id136" draw:style-name="a1084" draw:name="Forma libre 9">
          <svg:title/>
          <svg:desc/>
          <text:p text:style-name="a1083" text:class-names="" text:cond-style-name=""><text:span text:style-name="a1082" text:class-names="">Cliente demuestra intención de comp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4885in" svg:y="0.8352in" svg:width="1.10236in" svg:height="0.3937in" draw:id="id137" draw:style-name="a1087" draw:name="Forma libre 10">
          <svg:title/>
          <svg:desc/>
          <text:p text:style-name="a1086" text:class-names="" text:cond-style-name=""><text:span text:style-name="a1085" text:class-names="">Verifica disponibilidad de la unidad en el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1918in" svg:y="1.67493in" svg:width="1.37795in" svg:height="0.42087in" draw:id="id138" draw:style-name="a1090" draw:name="Forma libre 15">
          <svg:title/>
          <svg:desc/>
          <text:p text:style-name="a1089" text:class-names="" text:cond-style-name=""><text:span text:style-name="a1088" text:class-names="">¿Unidad disponible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8876in" svg:y="0.01646in" svg:width="1.77165in" svg:height="8.26772in" draw:id="id139" draw:style-name="a1093" draw:name="Rectángulo 19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6041in" svg:y="0.01646in" svg:width="5.12724in" svg:height="8.26772in" draw:id="id140" draw:style-name="a1096" draw:name="Rectángulo 20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914in" svg:y="0in" svg:width="5.90516in" svg:height="8.26772in" draw:id="id141" draw:style-name="a1099" draw:name="Rectángulo 21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765in" svg:y="0in" svg:width="1.9685in" svg:height="8.26772in" draw:id="id142" draw:style-name="a1102" draw:name="Rectángulo 22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85in" svg:y="0in" svg:width="1.77165in" svg:height="0.3937in" draw:id="id143" draw:style-name="a1105" draw:name="Forma libre 23">
          <svg:title/>
          <svg:desc/>
          <text:p text:style-name="a1104" text:class-names="" text:cond-style-name=""><text:span text:style-name="a110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685in" svg:y="0in" svg:width="3.12986in" svg:height="0.3937in" draw:id="id144" draw:style-name="a1108" draw:name="Forma libre 24">
          <svg:title/>
          <svg:desc/>
          <text:p text:style-name="a1107" text:class-names="" text:cond-style-name=""><text:span text:style-name="a1106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1914in" svg:y="0in" svg:width="1.9685in" svg:height="0.3937in" draw:id="id145" draw:style-name="a1111" draw:name="Forma libre 25">
          <svg:title/>
          <svg:desc/>
          <text:p text:style-name="a1110" text:class-names="" text:cond-style-name=""><text:span text:style-name="a1109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8765in" svg:y="0in" svg:width="1.9685in" svg:height="0.3937in" draw:id="id146" draw:style-name="a1114" draw:name="Forma libre 27">
          <svg:title/>
          <svg:desc/>
          <text:p text:style-name="a1113" text:class-names="" text:cond-style-name=""><text:span text:style-name="a1112" text:class-names="">Gerente de Administ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9685in" svg:y="8.07087in" svg:width="1.77165in" svg:height="0.19685in" draw:id="id147" draw:style-name="a1117" draw:name="Rectángulo 64">
          <svg:title/>
          <svg:desc/>
          <text:p text:style-name="a1116" text:class-names="" text:cond-style-name=""><text:span text:style-name="a1115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685in" svg:y="8.07087in" svg:width="3.15873in" svg:height="0.21337in" draw:id="id148" draw:style-name="a1120" draw:name="Rectángulo 65">
          <svg:title/>
          <svg:desc/>
          <text:p text:style-name="a1119" text:class-names="" text:cond-style-name=""><text:span text:style-name="a1118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1914in" svg:y="8.07087in" svg:width="1.9685in" svg:height="0.19685in" draw:id="id149" draw:style-name="a1123" draw:name="Rectángulo 66">
          <svg:title/>
          <svg:desc/>
          <text:p text:style-name="a1122" text:class-names="" text:cond-style-name=""><text:span text:style-name="a1121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765in" svg:y="8.07087in" svg:width="1.9685in" svg:height="0.19649in" draw:id="id150" draw:style-name="a1126" draw:name="Rectángulo 67">
          <svg:title/>
          <svg:desc/>
          <text:p text:style-name="a1125" text:class-names="" text:cond-style-name=""><text:span text:style-name="a1124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918in" svg:y="1.64045in" svg:width="1.1811in" svg:height="0.50167in" draw:id="id151" draw:style-name="a1129" draw:name="Proceso predefinido 71">
          <svg:title/>
          <svg:desc/>
          <text:p text:style-name="a1128" text:class-names="" text:cond-style-name=""><text:span text:style-name="a1127" text:class-names="">Proceso: Venta de unidad con pedido a fabrica</text:span></text:p>
          <draw:enhanced-geometry xmlns:dr3d="urn:oasis:names:tc:opendocument:xmlns:dr3d:1.0" draw:type="non-primitive" svg:viewBox="0 0 1080000 458726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80000"/>
            <draw:equation draw:name="f2" draw:formula="458726"/>
            <draw:equation draw:name="f3" draw:formula="135000"/>
            <draw:equation draw:name="f4" draw:formula="945000"/>
            <draw:equation draw:name="f5" draw:formula="?f2 - ?f0"/>
            <draw:equation draw:name="f6" draw:formula="?f1 - ?f0"/>
            <draw:equation draw:name="f7" draw:formula="?f6 / 1080000"/>
            <draw:equation draw:name="f8" draw:formula="?f5 / 458726"/>
            <draw:equation draw:name="f9" draw:formula="540000 / ?f7"/>
            <draw:equation draw:name="f10" draw:formula="0 / ?f8"/>
            <draw:equation draw:name="f11" draw:formula="0 / ?f7"/>
            <draw:equation draw:name="f12" draw:formula="229363 / ?f8"/>
            <draw:equation draw:name="f13" draw:formula="458726 / ?f8"/>
            <draw:equation draw:name="f14" draw:formula="1080000 / ?f7"/>
            <draw:equation draw:name="f15" draw:formula="135000 / ?f7"/>
            <draw:equation draw:name="f16" draw:formula="945000 / ?f7"/>
          </draw:enhanced-geometry>
        </draw:custom-shape>
        <draw:custom-shape svg:x="2.26932in" svg:y="2.66989in" svg:width="1.08189in" svg:height="0.39853in" draw:id="id152" draw:style-name="a1132" draw:name="Forma libre 72">
          <svg:title/>
          <svg:desc/>
          <text:p text:style-name="a1131" text:class-names="" text:cond-style-name=""><text:span text:style-name="a1130" text:class-names="">Presenta propuesta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9928in" svg:y="2.66989in" svg:width="1.08189in" svg:height="0.39853in" draw:id="id153" draw:style-name="a1135" draw:name="Forma libre 73">
          <svg:title/>
          <svg:desc/>
          <text:p text:style-name="a1134" text:class-names="" text:cond-style-name=""><text:span text:style-name="a1133" text:class-names="">Confecciona protocolo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8638in" svg:y="2.66989in" svg:width="1.08189in" svg:height="0.39853in" draw:id="id154" draw:style-name="a1141" draw:name="Forma libre 74">
          <svg:title/>
          <svg:desc/>
          <text:p text:style-name="a1138" text:class-names="" text:cond-style-name=""><text:span text:style-name="a1136" text:class-names="">Recibe propuesta y<text:s text:c="1"/></text:span><text:span text:style-name="a1137" text:class-names="">solicita</text:span></text:p>
          <text:p text:style-name="a1140" text:class-names="" text:cond-style-name=""><text:span text:style-name="a1139" text:class-names=""><text:s text:c="1"/>protocol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5615in" svg:y="0in" svg:width="1.9685in" svg:height="0.3937in" draw:id="id155" draw:style-name="a1144" draw:name="Forma libre 75">
          <svg:title/>
          <svg:desc/>
          <text:p text:style-name="a1143" text:class-names="" text:cond-style-name=""><text:span text:style-name="a1142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2561in" svg:y="3.63231in" svg:width="1.37795in" svg:height="0.42087in" draw:id="id156" draw:style-name="a1147" draw:name="Forma libre 76">
          <svg:title/>
          <svg:desc/>
          <text:p text:style-name="a1146" text:class-names="" text:cond-style-name=""><text:span text:style-name="a1145" text:class-names="">¿Aprueba protocol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5.36263in" svg:y="4.33237in" svg:width="1.37795in" svg:height="0.42087in" draw:id="id157" draw:style-name="a1155" draw:name="Forma libre 77">
          <svg:title/>
          <svg:desc/>
          <text:p text:style-name="a1149" text:class-names="" text:cond-style-name=""><text:span text:style-name="a1148" text:class-names=""/></text:p>
          <text:p text:style-name="a1152" text:class-names="" text:cond-style-name=""><text:span text:style-name="a1150" text:class-names="">Aprueba<text:s text:c="1"/></text:span><text:span text:style-name="a1151" text:class-names="">Propuesta</text:span></text:p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71726in" svg:y="4.33831in" svg:width="1.08189in" svg:height="0.39853in" draw:id="id158" draw:style-name="a1158" draw:name="Forma libre 78">
          <svg:title/>
          <svg:desc/>
          <text:p text:style-name="a1157" text:class-names="" text:cond-style-name=""><text:span text:style-name="a1156" text:class-names="">Confecciona Boleto de venta y Anex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4173in" svg:y="4.33237in" svg:width="1.08189in" svg:height="0.39853in" draw:id="id159" draw:style-name="a1161" draw:name="Forma libre 79">
          <svg:title/>
          <svg:desc/>
          <text:p text:style-name="a1160" text:class-names="" text:cond-style-name=""><text:span text:style-name="a1159" text:class-names="">Aprueba y firma la documentación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7579in" svg:y="4.85105in" svg:width="1.08189in" svg:height="0.39853in" draw:id="id160" draw:style-name="a1164" draw:name="Forma libre 80">
          <svg:title/>
          <svg:desc/>
          <text:p text:style-name="a1163" text:class-names="" text:cond-style-name=""><text:span text:style-name="a1162" text:class-names="">Reserv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9945in" svg:y="6.2388in" svg:width="1.08189in" svg:height="0.39853in" draw:id="id161" draw:style-name="a1168" draw:name="Forma libre 81">
          <svg:title/>
          <svg:desc/>
          <text:p text:style-name="a1167" text:class-names="" text:cond-style-name=""><text:span text:style-name="a1165" text:class-names="">Prepara Presupuesto de Gestoria</text:span><text:span text:style-name="a11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8423in" svg:y="5.5478in" svg:width="1.08189in" svg:height="0.39853in" draw:id="id162" draw:style-name="a1171" draw:name="Forma libre 82">
          <svg:title/>
          <svg:desc/>
          <text:p text:style-name="a1170" text:class-names="" text:cond-style-name=""><text:span text:style-name="a1169" text:class-names="">Asign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49607in" svg:y1="1.03205in" draw:start-shape="id136" draw:start-glue-point="1" svg:x2="2.24885in" svg:y2="1.03205in" draw:end-shape="id137" draw:end-glue-point="3" draw:id="id163" draw:style-name="a1173" draw:name="Conector recto de flecha 84">
          <svg:title/>
          <svg:desc/>
        </draw:connector>
        <draw:connector draw:type="line" svg:x1="2.80003in" svg:y1="1.2289in" draw:start-shape="id137" draw:start-glue-point="2" svg:x2="2.80816in" svg:y2="1.67493in" draw:end-shape="id138" draw:end-glue-point="0" draw:id="id164" draw:style-name="a1175" draw:name="Conector recto de flecha 88">
          <svg:title/>
          <svg:desc/>
        </draw:connector>
        <draw:connector draw:type="line" svg:x1="3.49713in" svg:y1="1.88536in" draw:start-shape="id138" draw:start-glue-point="1" svg:x2="3.7918in" svg:y2="1.89128in" draw:end-shape="id151" draw:end-glue-point="3" draw:id="id165" draw:style-name="a1177" draw:name="Conector recto de flecha 90">
          <svg:title/>
          <svg:desc/>
        </draw:connector>
        <draw:connector draw:type="line" svg:x1="2.80816in" svg:y1="2.0958in" draw:start-shape="id138" draw:start-glue-point="2" svg:x2="2.81026in" svg:y2="2.66989in" draw:end-shape="id152" draw:end-glue-point="0" draw:id="id166" draw:style-name="a1179" draw:name="Conector recto de flecha 92">
          <svg:title/>
          <svg:desc/>
        </draw:connector>
        <draw:connector draw:type="line" svg:x1="3.35121in" svg:y1="2.86915in" draw:start-shape="id152" draw:start-glue-point="1" svg:x2="5.48638in" svg:y2="2.86915in" draw:end-shape="id154" draw:end-glue-point="3" draw:id="id167" draw:style-name="a1181" draw:name="Conector recto de flecha 94">
          <svg:title/>
          <svg:desc/>
        </draw:connector>
        <draw:connector draw:type="line" svg:x1="6.56827in" svg:y1="2.86915in" draw:start-shape="id154" draw:start-glue-point="1" svg:x2="9.49928in" svg:y2="2.86915in" draw:end-shape="id153" draw:end-glue-point="3" draw:id="id168" draw:style-name="a1183" draw:name="Conector recto de flecha 96">
          <svg:title/>
          <svg:desc/>
        </draw:connector>
        <draw:connector draw:type="standard" svg:x1="9.03473in" svg:y1="2.83725in" draw:start-shape="id153" draw:start-glue-point="2" svg:x2="9.80906in" svg:y2="4.07392in" draw:end-shape="id156" draw:end-glue-point="1" draw:id="id169" draw:style-name="a1185" draw:transform="translate(-9.42189in -3.45558in) rotate(-1.5708) translate(9.42189in 3.45558in)" draw:name="Conector angular 100">
          <svg:title/>
          <svg:desc/>
        </draw:connector>
        <draw:connector draw:type="standard" svg:x1="6.02732in" svg:y1="3.06842in" draw:start-shape="id156" draw:start-glue-point="3" svg:x2="7.42561in" svg:y2="3.84274in" draw:end-shape="id154" draw:end-glue-point="2" draw:id="id170" draw:style-name="a1187" draw:transform="translate(-6.72647in -3.45558in) rotate(-3.14159) translate(6.72647in 3.45558in)" draw:name="Conector angular 102">
          <svg:title/>
          <svg:desc/>
        </draw:connector>
        <draw:connector draw:type="standard" svg:x1="7.18277in" svg:y1="3.61099in" draw:start-shape="id156" draw:start-glue-point="2" svg:x2="7.6724in" svg:y2="4.985in" draw:end-shape="id157" draw:end-glue-point="1" draw:id="id171" draw:style-name="a1189" draw:transform="translate(-7.42758in -4.29799in) rotate(-1.5708) translate(7.42758in 4.29799in)" draw:name="Conector angular 104">
          <svg:title/>
          <svg:desc/>
        </draw:connector>
        <draw:connector draw:type="line" svg:x1="5.36263in" svg:y1="4.54281in" draw:start-shape="id157" draw:start-glue-point="3" svg:x2="4.79915in" svg:y2="4.53757in" draw:end-shape="id158" draw:end-glue-point="1" draw:id="id172" draw:style-name="a1191" draw:name="Conector recto de flecha 106">
          <svg:title/>
          <svg:desc/>
        </draw:connector>
        <draw:frame draw:id="id173" draw:style-name="a1194" draw:name="CuadroTexto 110" svg:x="2.43724in" svg:y="2.18112in" svg:width="0.29409in" svg:height="0.53983in">
          <draw:text-box>
            <text:p text:style-name="a1193" text:class-names="" text:cond-style-name=""><text:span text:style-name="a1192" text:class-names="">SI</text:span></text:p>
          </draw:text-box>
          <svg:title/>
          <svg:desc/>
        </draw:frame>
        <draw:frame draw:id="id174" draw:style-name="a1197" draw:name="CuadroTexto 111" svg:x="3.36344in" svg:y="1.58651in" svg:width="0.43346in" svg:height="0.1958in">
          <draw:text-box>
            <text:p text:style-name="a1196" text:class-names="" text:cond-style-name=""><text:span text:style-name="a1195" text:class-names="">NO</text:span></text:p>
          </draw:text-box>
          <svg:title/>
          <svg:desc/>
        </draw:frame>
        <draw:frame draw:id="id175" draw:style-name="a1200" draw:name="CuadroTexto 112" svg:x="7.2133in" svg:y="4.33831in" svg:width="0.29409in" svg:height="0.57638in">
          <draw:text-box>
            <text:p text:style-name="a1199" text:class-names="" text:cond-style-name=""><text:span text:style-name="a1198" text:class-names="">SI</text:span></text:p>
          </draw:text-box>
          <svg:title/>
          <svg:desc/>
        </draw:frame>
        <draw:frame draw:id="id176" draw:style-name="a1203" draw:name="CuadroTexto 113" svg:x="6.9384in" svg:y="3.59609in" svg:width="0.43346in" svg:height="0.20906in">
          <draw:text-box>
            <text:p text:style-name="a1202" text:class-names="" text:cond-style-name=""><text:span text:style-name="a1201" text:class-names="">NO</text:span></text:p>
          </draw:text-box>
          <svg:title/>
          <svg:desc/>
        </draw:frame>
        <draw:connector draw:type="line" svg:x1="10.02517in" svg:y1="5.94633in" draw:start-shape="id162" draw:start-glue-point="2" svg:x2="10.04039in" svg:y2="6.2388in" draw:end-shape="id161" draw:end-glue-point="0" draw:id="id177" draw:style-name="a1205" draw:name="Conector recto de flecha 119">
          <svg:title/>
          <svg:desc/>
        </draw:connector>
        <draw:custom-shape svg:x="0.53174in" svg:y="7.0265in" svg:width="1.08189in" svg:height="0.39853in" draw:id="id178" draw:style-name="a1208" draw:name="Forma libre 120">
          <svg:title/>
          <svg:desc/>
          <text:p text:style-name="a1207" text:class-names="" text:cond-style-name=""><text:span text:style-name="a1206" text:class-names="">Emite pag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68575in" svg:y1="4.54281in" svg:x2="1.61363in" svg:y2="4.53757in" draw:id="id179" draw:style-name="a1210" draw:name="Conector recto de flecha 125">
          <svg:title/>
          <svg:desc/>
        </draw:connector>
        <draw:connector draw:type="line" svg:x1="1.08267in" svg:y1="4.7309in" draw:start-shape="id159" draw:start-glue-point="2" svg:x2="1.07268in" svg:y2="7.0265in" draw:end-shape="id178" draw:end-glue-point="0" draw:id="id180" draw:style-name="a1212" draw:name="Conector recto de flecha 127">
          <svg:title/>
          <svg:desc/>
        </draw:connector>
        <draw:custom-shape svg:x="9.05615in" svg:y="8.05447in" svg:width="1.96816in" svg:height="0.21289in" draw:id="id181" draw:style-name="a1215" draw:name="Rectángulo 128">
          <svg:title/>
          <svg:desc/>
          <text:p text:style-name="a1214" text:class-names="" text:cond-style-name=""><text:span text:style-name="a1213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91223in" svg:y1="3.18968in" draw:start-shape="id157" draw:start-glue-point="2" svg:x2="7.61516in" svg:y2="6.61387in" draw:end-shape="id160" draw:end-glue-point="3" draw:id="id182" draw:style-name="a1217" draw:transform="translate(-7.7637in -4.90178in) rotate(-4.71239) translate(7.7637in 4.90178in)" draw:name="55 Conector angular">
          <svg:title/>
          <svg:desc/>
        </draw:connector>
        <draw:connector draw:type="standard" svg:x1="7.37633in" svg:y1="2.62894in" draw:start-shape="id158" draw:start-glue-point="2" svg:x2="6.3661in" svg:y2="7.85496in" draw:end-shape="id162" draw:end-glue-point="3" draw:id="id183" draw:style-name="a1219" draw:transform="translate(-6.87122in -5.24195in) rotate(-4.71239) translate(6.87122in 5.24195in)" draw:name="56 Conector angular">
          <svg:title/>
          <svg:desc/>
        </draw:connector>
        <draw:connector draw:type="line" svg:x1="9.49945in" svg:y1="6.43806in" draw:start-shape="id161" draw:start-glue-point="3" svg:x2="4.52403in" svg:y2="4.75324in" draw:id="id184" draw:style-name="a1221" draw:name="70 Conector recto de flecha">
          <svg:title/>
          <svg:desc/>
        </draw:connector>
        <presentation:notes draw:style-name="a1227">
          <draw:frame draw:id="id185" draw:style-name="a1224" draw:name="Marcador de número de diapositiva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frame draw:id="id186" presentation:style-name="a1225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87" presentation:style-name="a1226" draw:name="Marcador de imagen de diapositiva 2">
            <svg:title/>
            <svg:desc/>
          </draw:page-thumbnail>
        </presentation:notes>
      </draw:page>
      <draw:page draw:name="page2" draw:style-name="a1228" draw:master-page-name="Master2-Layout7-blank-En-blanco" presentation:presentation-page-layout-name="Master2-PPL7" draw:id="Slide-257">
        <draw:custom-shape svg:x="5.85146in" svg:y="-0.00036in" svg:width="2.6924in" svg:height="0.3937in" draw:id="id188" draw:style-name="a1231" draw:name="Forma libre 17">
          <svg:title/>
          <svg:desc/>
          <text:p text:style-name="a1230" text:class-names="" text:cond-style-name=""><text:span text:style-name="a1229" text:class-names="">Administración de Ventas/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5146in" svg:y="-0.00036in" svg:width="2.6924in" svg:height="8.26772in" draw:id="id189" draw:style-name="a1234" draw:name="Rectángulo 19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386in" svg:y="-0.00036in" svg:width="2.28425in" svg:height="0.3937in" draw:id="id190" draw:style-name="a1237" draw:name="Forma libre 34">
          <svg:title/>
          <svg:desc/>
          <text:p text:style-name="a1236" text:class-names="" text:cond-style-name=""><text:span text:style-name="a1235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5146in" svg:y="8.07051in" svg:width="2.6924in" svg:height="0.20782in" draw:id="id191" draw:style-name="a1240" draw:name="Rectángulo 53">
          <svg:title/>
          <svg:desc/>
          <text:p text:style-name="a1239" text:class-names="" text:cond-style-name=""><text:span text:style-name="a1238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385in" svg:y="8.08286in" svg:width="2.28425in" svg:height="0.19649in" draw:id="id192" draw:style-name="a1243" draw:name="Rectángulo 54">
          <svg:title/>
          <svg:desc/>
          <text:p text:style-name="a1242" text:class-names="" text:cond-style-name=""><text:span text:style-name="a1241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486in" svg:y="-0.00036in" svg:width="3.5366in" svg:height="0.3937in" draw:id="id193" draw:style-name="a1246" draw:name="Forma libre 67">
          <svg:title/>
          <svg:desc/>
          <text:p text:style-name="a1245" text:class-names="" text:cond-style-name=""><text:span text:style-name="a1244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1486in" svg:y="-0.00036in" svg:width="3.5366in" svg:height="8.26772in" draw:id="id194" draw:style-name="a1249" draw:name="Rectángulo 68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1486in" svg:y="8.07051in" svg:width="3.53659in" svg:height="0.19685in" draw:id="id195" draw:style-name="a1252" draw:name="Rectángulo 69">
          <svg:title/>
          <svg:desc/>
          <text:p text:style-name="a1251" text:class-names="" text:cond-style-name=""><text:span text:style-name="a1250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78in" svg:y="-0.00036in" svg:width="2.22706in" svg:height="0.36583in" draw:id="id196" draw:style-name="a1255" draw:name="Forma libre 70">
          <svg:title/>
          <svg:desc/>
          <text:p text:style-name="a1254" text:class-names="" text:cond-style-name=""><text:span text:style-name="a125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878in" svg:y="-0.00036in" svg:width="2.22706in" svg:height="8.26772in" draw:id="id197" draw:style-name="a1258" draw:name="Rectángulo 71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78in" svg:y="8.07051in" svg:width="2.22705in" svg:height="0.19685in" draw:id="id198" draw:style-name="a1261" draw:name="Rectángulo 72">
          <svg:title/>
          <svg:desc/>
          <text:p text:style-name="a1260" text:class-names="" text:cond-style-name=""><text:span text:style-name="a1259" text:class-names="">Tiempo: defini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386in" svg:y="0.0307in" svg:width="2.28425in" svg:height="8.26772in" draw:id="id199" draw:style-name="a1264" draw:name="Rectángulo 73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9607in" svg:y="1.28225in" svg:width="1.08189in" svg:height="0.39853in" draw:id="id200" draw:style-name="a1267" draw:name="Forma libre 74">
          <svg:title/>
          <svg:desc/>
          <text:p text:style-name="a1266" text:class-names="" text:cond-style-name=""><text:span text:style-name="a1265" text:class-names="">Emite pag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0364in" svg:y="1.17401in" svg:width="1.21092in" svg:height="0.61501in" draw:id="id201" draw:style-name="a1270" draw:name="Forma libre 75">
          <svg:title/>
          <svg:desc/>
          <text:p text:style-name="a1269" text:class-names="" text:cond-style-name=""><text:span text:style-name="a1268" text:class-names="">Emite recibo e imputa a la <text:s text:c="1"/>condición de pago del Boleto de 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75683in" svg:y="2.32297in" svg:width="1.70452in" svg:height="0.43828in" draw:id="id202" draw:style-name="a1273" draw:name="Forma libre 76">
          <svg:title/>
          <svg:desc/>
          <text:p text:style-name="a1272" text:class-names="" text:cond-style-name=""><text:span text:style-name="a1271" text:class-names="">¿Corresponde a lo pactad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088in" svg:y="2.23308in" svg:width="1.21092in" svg:height="0.61501in" draw:id="id203" draw:style-name="a1276" draw:name="Forma libre 77">
          <svg:title/>
          <svg:desc/>
          <text:p text:style-name="a1275" text:class-names="" text:cond-style-name=""><text:span text:style-name="a1274" text:class-names="">Verifica Boleto de Venta y condiciones de pago pacta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8855in" svg:y="3.11357in" svg:width="1.21092in" svg:height="0.61501in" draw:id="id204" draw:style-name="a1279" draw:name="Forma libre 78">
          <svg:title/>
          <svg:desc/>
          <text:p text:style-name="a1278" text:class-names="" text:cond-style-name=""><text:span text:style-name="a1277" text:class-names="">Contacta al cliente para soluciona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1752in" svg:y="4.44864in" svg:width="1.21092in" svg:height="0.50047in" draw:id="id205" draw:style-name="a1282" draw:name="Forma libre 79">
          <svg:title/>
          <svg:desc/>
          <text:p text:style-name="a1281" text:class-names="" text:cond-style-name=""><text:span text:style-name="a1280" text:class-names="">Emite el recibo y solicita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4928in" svg:y="4.44776in" svg:width="1.19841in" svg:height="0.50073in" draw:id="id206" draw:style-name="a1285" draw:name="Forma libre 80">
          <svg:title/>
          <svg:desc/>
          <text:p text:style-name="a1284" text:class-names="" text:cond-style-name=""><text:span text:style-name="a1283" text:class-names="">Se Factura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4928in" svg:y="5.50421in" svg:width="1.19841in" svg:height="0.50073in" draw:id="id207" draw:style-name="a1288" draw:name="Forma libre 81">
          <svg:title/>
          <svg:desc/>
          <text:p text:style-name="a1287" text:class-names="" text:cond-style-name=""><text:span text:style-name="a1286" text:class-names="">Se realiza la inscrip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7851in" svg:y="6.71474in" svg:width="1.32514in" svg:height="0.68885in" draw:id="id208" draw:style-name="a1291" draw:name="Forma libre 82">
          <svg:title/>
          <svg:desc/>
          <text:p text:style-name="a1290" text:class-names="" text:cond-style-name=""><text:span text:style-name="a1289" text:class-names="">Se entrega la unidad con remito y documentación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67796in" svg:y1="1.48151in" draw:start-shape="id200" draw:start-glue-point="1" svg:x2="4.00364in" svg:y2="1.48151in" draw:end-shape="id201" draw:end-glue-point="3" draw:id="id209" draw:style-name="a1293" draw:name="Conector recto de flecha 84">
          <svg:title/>
          <svg:desc/>
        </draw:connector>
        <draw:connector draw:type="line" svg:x1="4.6091in" svg:y1="1.78902in" draw:start-shape="id201" draw:start-glue-point="2" svg:x2="4.60909in" svg:y2="2.32297in" draw:end-shape="id202" draw:end-glue-point="0" draw:id="id210" draw:style-name="a1295" draw:name="Conector recto de flecha 87">
          <svg:title/>
          <svg:desc/>
        </draw:connector>
        <draw:custom-shape svg:x="3.84997in" svg:y="3.38341in" svg:width="1.54602in" svg:height="0.43828in" draw:id="id211" draw:style-name="a1298" draw:name="Forma libre 91">
          <svg:title/>
          <svg:desc/>
          <text:p text:style-name="a1297" text:class-names="" text:cond-style-name=""><text:span text:style-name="a1296" text:class-names="">¿Cancela monto total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4.60909in" svg:y1="2.76125in" draw:start-shape="id202" draw:start-glue-point="2" svg:x2="4.62298in" svg:y2="3.38341in" draw:end-shape="id211" draw:end-glue-point="0" draw:id="id212" draw:style-name="a1300" draw:name="Conector recto de flecha 94">
          <svg:title/>
          <svg:desc/>
        </draw:connector>
        <draw:connector draw:type="line" svg:x1="4.62298in" svg:y1="3.82169in" draw:start-shape="id211" draw:start-glue-point="2" svg:x2="4.62298in" svg:y2="4.44864in" draw:end-shape="id205" draw:end-glue-point="0" draw:id="id213" draw:style-name="a1302" draw:name="Conector recto de flecha 96">
          <svg:title/>
          <svg:desc/>
        </draw:connector>
        <draw:connector draw:type="line" svg:x1="5.22844in" svg:y1="4.69887in" draw:start-shape="id205" draw:start-glue-point="1" svg:x2="6.74928in" svg:y2="4.69812in" draw:end-shape="id206" draw:end-glue-point="3" draw:id="id214" draw:style-name="a1304" draw:name="Conector recto de flecha 98">
          <svg:title/>
          <svg:desc/>
        </draw:connector>
        <draw:connector draw:type="line" svg:x1="7.34848in" svg:y1="4.94849in" draw:start-shape="id206" draw:start-glue-point="2" svg:x2="7.34848in" svg:y2="5.50421in" draw:end-shape="id207" draw:end-glue-point="0" draw:id="id215" draw:style-name="a1306" draw:name="Conector recto de flecha 100">
          <svg:title/>
          <svg:desc/>
        </draw:connector>
        <draw:connector draw:type="line" svg:x1="7.34108in" svg:y1="6.00494in" svg:x2="7.34108in" svg:y2="6.71474in" draw:end-shape="id208" draw:end-glue-point="0" draw:id="id216" draw:style-name="a1308" draw:name="Conector recto de flecha 102">
          <svg:title/>
          <svg:desc/>
        </draw:connector>
        <draw:connector draw:type="line" svg:x1="5.46136in" svg:y1="2.55785in" svg:x2="9.088in" svg:y2="2.55632in" draw:id="id217" draw:style-name="a1310" draw:name="Conector recto de flecha 104">
          <svg:title/>
          <svg:desc/>
        </draw:connector>
        <draw:connector draw:type="line" svg:x1="9.69346in" svg:y1="2.84809in" draw:start-shape="id203" draw:start-glue-point="2" svg:x2="9.69401in" svg:y2="3.11357in" draw:end-shape="id204" draw:end-glue-point="0" draw:id="id218" draw:style-name="a1312" draw:name="Conector recto de flecha 106">
          <svg:title/>
          <svg:desc/>
        </draw:connector>
        <draw:custom-shape svg:x="2.53631in" svg:y="3.3621in" svg:width="0.94544in" svg:height="0.46951in" draw:id="id219" draw:style-name="a1315" draw:name="Forma libre 107">
          <svg:title/>
          <svg:desc/>
          <text:p text:style-name="a1314" text:class-names="" text:cond-style-name=""><text:span text:style-name="a1313" text:class-names="">Genera recib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84997in" svg:y1="3.60255in" draw:start-shape="id211" draw:start-glue-point="3" svg:x2="3.48175in" svg:y2="3.59685in" draw:end-shape="id219" draw:end-glue-point="1" draw:id="id220" draw:style-name="a1317" draw:name="Conector recto de flecha 115">
          <svg:title/>
          <svg:desc/>
        </draw:connector>
        <draw:connector draw:type="standard" svg:x1="1.13702in" svg:y1="1.68078in" draw:start-shape="id219" draw:start-glue-point="3" svg:x2="2.53631in" svg:y2="3.59685in" draw:end-shape="id200" draw:end-glue-point="2" draw:id="id221" draw:style-name="a1319" draw:transform="translate(-1.83666in -2.63882in) rotate(-3.14159) translate(1.83666in 2.63882in)" draw:name="Conector angular 117">
          <svg:title/>
          <svg:desc/>
        </draw:connector>
        <draw:frame draw:id="id222" draw:style-name="a1322" draw:name="CuadroTexto 125" svg:x="4.62297in" svg:y="3.98999in" svg:width="0.29409in" svg:height="0.53983in">
          <draw:text-box>
            <text:p text:style-name="a1321" text:class-names="" text:cond-style-name=""><text:span text:style-name="a1320" text:class-names="">SI</text:span></text:p>
          </draw:text-box>
          <svg:title/>
          <svg:desc/>
        </draw:frame>
        <draw:frame draw:id="id223" draw:style-name="a1325" draw:name="CuadroTexto 126" svg:x="3.51268in" svg:y="3.39009in" svg:width="0.43346in" svg:height="0.1958in">
          <draw:text-box>
            <text:p text:style-name="a1324" text:class-names="" text:cond-style-name=""><text:span text:style-name="a1323" text:class-names="">NO</text:span></text:p>
          </draw:text-box>
          <svg:title/>
          <svg:desc/>
        </draw:frame>
        <draw:frame draw:id="id224" draw:style-name="a1328" draw:name="CuadroTexto 127" svg:x="4.67202in" svg:y="2.87164in" svg:width="0.29409in" svg:height="0.53983in">
          <draw:text-box>
            <text:p text:style-name="a1327" text:class-names="" text:cond-style-name=""><text:span text:style-name="a1326" text:class-names="">SI</text:span></text:p>
          </draw:text-box>
          <svg:title/>
          <svg:desc/>
        </draw:frame>
        <draw:frame draw:id="id225" draw:style-name="a1331" draw:name="CuadroTexto 128" svg:x="6.08364in" svg:y="2.32836in" svg:width="0.43346in" svg:height="0.1958in">
          <draw:text-box>
            <text:p text:style-name="a1330" text:class-names="" text:cond-style-name=""><text:span text:style-name="a1329" text:class-names="">NO</text:span></text:p>
          </draw:text-box>
          <svg:title/>
          <svg:desc/>
        </draw:frame>
        <presentation:notes draw:style-name="a1337">
          <draw:frame draw:id="id226" draw:style-name="a1334" draw:name="Marcador de número de diapositiva 6" svg:x="4.67953in" svg:y="11.10827in" svg:width="3.5878in" svg:height="0.58425in">
            <draw:text-box>
              <text:p text:style-name="a1333" text:class-names="" text:cond-style-name=""><text:span text:style-name="a133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27" presentation:style-name="a1335" draw:name="Marcador de imagen de diapositiva 1">
            <svg:title/>
            <svg:desc/>
          </draw:page-thumbnail>
          <draw:frame draw:id="id228" presentation:style-name="a1336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305" svg:viewBox="0 0 20 30" svg:d="m10 0-10 30h20z"/>
    <draw:marker draw:name="a1311" svg:viewBox="0 0 20 30" svg:d="m10 0-10 30h20z"/>
    <draw:marker draw:name="a1186" svg:viewBox="0 0 20 30" svg:d="m10 0-10 30h20z"/>
    <draw:marker draw:name="a1307" svg:viewBox="0 0 20 30" svg:d="m10 0-10 30h20z"/>
    <draw:marker draw:name="a1188" svg:viewBox="0 0 20 30" svg:d="m10 0-10 30h20z"/>
    <draw:marker draw:name="a1309" svg:viewBox="0 0 20 30" svg:d="m10 0-10 30h20z"/>
    <draw:marker draw:name="a1316" svg:viewBox="0 0 20 30" svg:d="m10 0-10 30h20z"/>
    <draw:marker draw:name="a1318" svg:viewBox="0 0 20 30" svg:d="m10 0-10 30h20z"/>
    <draw:marker draw:name="a1204" svg:viewBox="0 0 20 30" svg:d="m10 0-10 30h20z"/>
    <draw:marker draw:name="a1211" svg:viewBox="0 0 20 30" svg:d="m10 0-10 30h20z"/>
    <draw:marker draw:name="a1220" svg:viewBox="0 0 20 30" svg:d="m10 0-10 30h20z"/>
    <draw:marker draw:name="a1209" svg:viewBox="0 0 20 30" svg:d="m10 0-10 30h20z"/>
    <draw:marker draw:name="a1292" svg:viewBox="0 0 20 30" svg:d="m10 0-10 30h20z"/>
    <draw:marker draw:name="a1216" svg:viewBox="0 0 20 30" svg:d="m10 0-10 30h20z"/>
    <draw:marker draw:name="a1294" svg:viewBox="0 0 20 30" svg:d="m10 0-10 30h20z"/>
    <draw:marker draw:name="a1218" svg:viewBox="0 0 20 30" svg:d="m10 0-10 30h20z"/>
    <draw:marker draw:name="a1172" svg:viewBox="0 0 20 30" svg:d="m10 0-10 30h20z"/>
    <draw:marker draw:name="a1174" svg:viewBox="0 0 20 30" svg:d="m10 0-10 30h20z"/>
    <draw:marker draw:name="a1299" svg:viewBox="0 0 20 30" svg:d="m10 0-10 30h20z"/>
    <draw:marker draw:name="a1180" svg:viewBox="0 0 20 30" svg:d="m10 0-10 30h20z"/>
    <draw:marker draw:name="a1301" svg:viewBox="0 0 20 30" svg:d="m10 0-10 30h20z"/>
    <draw:marker draw:name="a1176" svg:viewBox="0 0 20 30" svg:d="m10 0-10 30h20z"/>
    <draw:marker draw:name="a1182" svg:viewBox="0 0 20 30" svg:d="m10 0-10 30h20z"/>
    <draw:marker draw:name="a1303" svg:viewBox="0 0 20 30" svg:d="m10 0-10 30h20z"/>
    <draw:marker draw:name="a1178" svg:viewBox="0 0 20 30" svg:d="m10 0-10 30h20z"/>
    <draw:marker draw:name="a1190" svg:viewBox="0 0 20 30" svg:d="m10 0-10 30h20z"/>
    <draw:marker draw:name="a118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8-12T11:16:54Z</dc:date>
    <meta:editing-cycles>22</meta:editing-cycles>
    <meta:editing-duration>PT32001S</meta:editing-duration>
    <meta:document-statistic meta:paragraph-count="56" meta:word-count="196"/>
  </office:meta>
</office:document-meta>
</file>